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ullPoint.getMessages( int ma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ullPoint.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llPoint.PullPoint( ComponentContext context , W3CEndpointReference pull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